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21in" svg:x="2.5909in" svg:y="0.6902in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office:value-type="string" calcext:value-type="string">
            <text:p>(Double click to enter chart, right click the trendline and format to change type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20:00:54.400841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21:41:32.726327676</meta:creation-date>
    <dc:date>2018-01-27T18:34:05.57452343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458cm" svg:y="3.951cm" style:legend-expansion="high" chart:style-name="ch2"/>
        <chart:plot-area chart:style-name="ch3" table:cell-range-address="Sheet1.A2:Sheet1.B4 Sheet1.B1:Sheet1.B1" chart:data-source-has-labels="row" svg:x="0.319cm" svg:y="0.179cm" svg:width="11.82cm" svg:height="8.64cm">
          <chartooo:coordinate-region svg:x="0.557cm" svg:y="0.378cm" svg:width="11.39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scatter">
            <chart:domain table:cell-range-address="Sheet1.A2:Sheet1.A4"/>
            <chart:regression-curve chart:style-name="ch8">
              <chart:equation chart:display-equation="true" chart:display-r-square="true" svg:x="0.711cm" svg:y="0.759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4</svg:desc>
                </draw:g>
              </table:table-cell>
              <table:table-cell office:value-type="float" office:value="5">
                <text:p>5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